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2cm" svg:stroke-color="#000000" draw:marker-end-width="0.101cm" draw:fill="none" draw:textarea-horizontal-align="justify" draw:textarea-vertical-align="middle" draw:auto-grow-height="false" fo:padding-top="0.016cm" fo:padding-bottom="0.016cm" fo:padding-left="0.016cm" fo:padding-right="0.016cm" style:run-through="foreground"/>
    </style:style>
    <style:style style:name="gr3" style:family="graphic">
      <style:graphic-properties svg:stroke-width="0.021cm" svg:stroke-color="#000000" draw:marker-end="Arrowhead_20_2" draw:marker-end-width="0.101cm" draw:textarea-horizontal-align="center" draw:textarea-vertical-align="middle" fo:padding-top="0.011cm" fo:padding-bottom="0.011cm" fo:padding-left="0.011cm" fo:padding-right="0.011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OmmiKomm</text:span> Bedienungsanleitung</text:h>
      <text:h text:style-name="Heading_20_2" text:outline-level="2">Einschalten</text:h>
      <text:list xml:id="list1649127475" text:style-name="L1">
        <text:list-item>
          <text:p text:style-name="P2">Den „Ein“-Taster am <text:span text:style-name="T1">OmmiKomm</text:span> (die graue Kiste neben dem Fernseher) drücken.</text:p>
        </text:list-item>
        <text:list-item>
          <text:p text:style-name="P2">Den Fernseher einschalten.</text:p>
        </text:list-item>
        <text:list-item>
          <text:p text:style-name="P2"><draw:g text:anchor-type="paragraph" draw:z-index="0" draw:style-name="gr1"><draw:custom-shape draw:style-name="gr2" draw:text-style-name="P7" svg:width="0.466cm" svg:height="0.366cm" svg:x="7.705cm" svg:y="0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7" svg:x1="7.567cm" svg:y1="0.279cm" svg:x2="8.001cm" svg:y2="0.285cm"><text:p text:style-name="P7"><text:s text:c="16"/></text:p></draw:line></draw:g>Auf der TV-Fernbedienung die Taste <text:s text:c="7"/>drücken und mit den Pfeiltasten „<text:span text:style-name="T2">PC</text:span>“ auswählen. Dann „OK“ drücken.</text:p>
        </text:list-item>
        <text:list-item>
          <text:p text:style-name="P2">Wenn auf dem Bildschirm der Hilfe-Text erscheint, ist <text:span text:style-name="T1">OmmiKomm</text:span> betriebsbereit.</text:p>
        </text:list-item>
      </text:list>
      <text:p text:style-name="Standard"/>
      <text:p text:style-name="Standard">Bis <text:span text:style-name="T1">OmmiKomm</text:span> gestartet ist, dauert es ca. 30 Sekunden. In dieser Zeit kann es sein, dass das Bild flackert. Falls danach weiterhin kein Bild kommt, solange die Taste „Ein“ gedrückt halten, bis <text:span text:style-name="T1">OmmiKomm</text:span> ausgeht. Danach bei 1. neu beginnen.</text:p>
      <text:h text:style-name="Heading_20_2" text:outline-level="2">Verwenden</text:h>
      <text:list xml:id="list1979239760" text:style-name="L2">
        <text:list-item>
          <text:p text:style-name="P3">Nach dem Einschalten erscheint der Hilfe-Text. Mit einer beliebigen Taste auf der Tastatur geht’s los</text:p>
        </text:list-item>
        <text:list-item>
          <text:p text:style-name="P3">Der Ommi auf der Tastatur etwas nettes tippen.</text:p>
        </text:list-item>
        <text:list-item>
          <text:p text:style-name="P3">Um den Bildschirm zu löschen, die Taste „ESC“ auf der Tastatur drücken.</text:p>
        </text:list-item>
        <text:list-item>
          <text:p text:style-name="P3">Um die Hilfe erneut anzuzeigen, die Taste „F1“ drücken.</text:p>
        </text:list-item>
      </text:list>
      <text:h text:style-name="Heading_20_2" text:outline-level="2">Ausschalten</text:h>
      <text:list xml:id="list1958650389" text:style-name="L3">
        <text:list-item>
          <text:p text:style-name="P4">Die Taste „F12“ auf der Tastatur drücken. <text:span text:style-name="T1">OmmiKomm</text:span> schaltet sich nach 10 Sekunden aus. Innerhalb dieser Zeit eine beliebige Taste drücken, um das Ausschalten abzubrechen.</text:p>
        </text:list-item>
        <text:list-item>
          <text:p text:style-name="P4"><draw:g text:anchor-type="paragraph" draw:z-index="1" draw:style-name="gr1"><draw:custom-shape draw:style-name="gr2" draw:text-style-name="P7" svg:width="0.466cm" svg:height="0.366cm" svg:x="7.74cm" svg:y="0.1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7" svg:x1="7.602cm" svg:y1="0.282cm" svg:x2="8.036cm" svg:y2="0.288cm"><text:p text:style-name="P7"><text:s text:c="16"/></text:p></draw:line></draw:g>Auf der TV-Fernbedienung die Taste <text:s text:c="7"/>drücken und mit den Pfeiltasten „<text:span text:style-name="T2">TV</text:span>“ auswählen. Dann „OK“ drücken.</text:p>
        </text:list-item>
        <text:list-item>
          <text:p text:style-name="P4">Den Fernseher ausschalten.</text:p>
        </text:list-item>
      </text:list>
      <text:p text:style-name="Standard"/>
      <text:p text:style-name="Standard"/>
      <text:p text:style-name="Standard"><text:span text:style-name="T1">OmmiKomm</text:span> schaltet sich nach ca. 15 Minuten automatisch aus, wenn keine Taste auf der Tastatur gedrückt wi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_20_2" draw:display-name="Arrowhead 2" svg:viewBox="0 0 1131 1580" svg:d="m1013 1491 118 89-567-1580-564 1580 114-85 136-68 148-46 161-17 161 13 153 46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OmmiKomm v1.0 © 2012 Michael Neuendorf &lt;michael@neuendorf-online.de&gt;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1T14:57:09</meta:creation-date>
    <dc:date>2012-07-22T11:45:46</dc:date>
    <meta:editing-duration>PT13M57S</meta:editing-duration>
    <meta:editing-cycles>4</meta:editing-cycles>
    <meta:generator>LibreOffice/3.4$Unix LibreOffice_project/340m1$Build-402</meta:generator>
    <meta:document-statistic meta:table-count="0" meta:image-count="0" meta:object-count="0" meta:page-count="1" meta:paragraph-count="18" meta:word-count="205" meta:character-count="1355" meta:non-whitespace-character-count="1165"/>
  </office:meta>
</office:document-meta>
</file>